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4.669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07cm" svg:height="8.993cm" svg:x="5.807cm" svg:y="12.795cm">
            <draw:object draw:notify-on-update-of-ranges="Sheet1.C26:Sheet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96cm" svg:height="9.031cm" svg:x="11.456cm" svg:y="12.681cm">
            <draw:object draw:notify-on-update-of-ranges="Sheet1.F26:Sheet1.H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23cm" svg:height="8.993cm" svg:x="16.895cm" svg:y="12.757cm">
            <draw:object draw:notify-on-update-of-ranges="Sheet1.I26:Sheet1.K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368cm" svg:height="9.03cm" svg:x="22.48cm" svg:y="12.72cm">
            <draw:object draw:notify-on-update-of-ranges="Sheet1.L26:Sheet1.N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152cm" svg:height="8.993cm" svg:x="27.811cm" svg:y="12.72cm">
            <draw:object draw:notify-on-update-of-ranges="Sheet1.O26:Sheet1.Q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181cm" svg:height="8.843cm" svg:x="33.504cm" svg:y="12.794cm">
            <draw:object draw:notify-on-update-of-ranges="Sheet1.R26:Sheet1.T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.152cm" svg:height="8.842cm" svg:x="38.908cm" svg:y="12.795cm">
            <draw:object draw:notify-on-update-of-ranges="Sheet1.U26:Sheet1.W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.223cm" svg:height="8.843cm" svg:x="44.312cm" svg:y="12.756cm">
            <draw:object draw:notify-on-update-of-ranges="Sheet1.X26:Sheet1.Z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5.286cm" svg:height="8.999cm" svg:x="49.722cm" svg:y="12.705cm">
            <draw:object draw:notify-on-update-of-ranges="Sheet1.AA26:Sheet1.AC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188cm" svg:height="8.993cm" svg:x="55.189cm" svg:y="12.72cm">
            <draw:object draw:notify-on-update-of-ranges="Sheet1.AD26:Sheet1.AF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5.38cm" svg:height="8.999cm" svg:x="60.629cm" svg:y="12.705cm">
            <draw:object draw:notify-on-update-of-ranges="Sheet1.AG26:Sheet1.AI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5.303cm" svg:height="8.999cm" svg:x="66.183cm" svg:y="12.702cm">
            <draw:object draw:notify-on-update-of-ranges="Sheet1.AJ26:Sheet1.AL2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5.231cm" svg:height="8.999cm" svg:x="71.659cm" svg:y="12.729cm">
            <draw:object draw:notify-on-update-of-ranges="Sheet1.AM26:Sheet1.AO2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table:style-name="ce1" office:value-type="string" calcext:value-type="string" table:number-columns-spanned="2" table:number-rows-spanned="1">
            <text:p>fréquences d’échantillonnage</text:p>
          </table:table-cell>
          <table:covered-table-cell table:style-name="ce5"/>
          <table:table-cell table:style-name="ce9" office:value-type="string" calcext:value-type="string" table:number-columns-spanned="3" table:number-rows-spanned="1">
            <text:p>8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11025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16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2205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32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441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48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882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96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1764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1920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352800Hz</text:p>
          </table:table-cell>
          <table:covered-table-cell table:style-name="ce6"/>
          <table:covered-table-cell table:style-name="ce28"/>
          <table:table-cell table:style-name="ce9" office:value-type="string" calcext:value-type="string" table:number-columns-spanned="3" table:number-rows-spanned="1">
            <text:p>384000Hz</text:p>
          </table:table-cell>
          <table:covered-table-cell table:style-name="ce6"/>
          <table:covered-table-cell table:style-name="ce28"/>
        </table:table-row>
        <table:table-row table:style-name="ro1">
          <table:table-cell table:number-columns-repeated="2"/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  <table:table-cell table:style-name="ce10" office:value-type="string" calcext:value-type="string">
            <text:p>Mauvaise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ne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8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28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28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8" calcext:value-type="float">
            <text:p>8</text:p>
          </table:table-cell>
          <table:table-cell table:formula="of:=SUM([.W7:.W24])" office:value-type="float" office:value="8" calcext:value-type="float">
            <text:p>8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5" calcext:value-type="float">
            <text:p>5</text:p>
          </table:table-cell>
          <table:table-cell table:formula="of:=SUM([.Z7:.Z24])" office:value-type="float" office:value="13" calcext:value-type="float">
            <text:p>13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3" calcext:value-type="float">
            <text:p>3</text:p>
          </table:table-cell>
          <table:table-cell table:formula="of:=SUM([.AC7:.AC24])" office:value-type="float" office:value="15" calcext:value-type="float">
            <text:p>15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3" calcext:value-type="float">
            <text:p>3</text:p>
          </table:table-cell>
          <table:table-cell table:style-name="ce7" table:formula="of:=SUM([.AF7:.AF24])" office:value-type="float" office:value="15" calcext:value-type="float">
            <text:p>15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3" calcext:value-type="float">
            <text:p>3</text:p>
          </table:table-cell>
          <table:table-cell table:style-name="ce7" table:formula="of:=SUM([.AI7:.AI24])" office:value-type="float" office:value="15" calcext:value-type="float">
            <text:p>15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3" calcext:value-type="float">
            <text:p>3</text:p>
          </table:table-cell>
          <table:table-cell table:style-name="ce7" table:formula="of:=SUM([.AL7:.AL24])" office:value-type="float" office:value="15" calcext:value-type="float">
            <text:p>15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3" calcext:value-type="float">
            <text:p>3</text:p>
          </table:table-cell>
          <table:table-cell table:style-name="ce7" table:formula="of:=SUM([.AO7:.AO24])" office:value-type="float" office:value="15" calcext:value-type="float">
            <text:p>15</text:p>
          </table:table-cell>
        </table:table-row>
        <table:table-row table:style-name="ro1" table:number-rows-repeated="1048549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.00.0000</text:date>, <text:time style:data-style-name="N2" text:time-value="06:47:25.27989469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5:21:57.006201942</meta:creation-date>
    <dc:date>2022-02-11T16:05:41.011626244</dc:date>
    <meta:editing-duration>PT2H12M44S</meta:editing-duration>
    <meta:editing-cycles>12</meta:editing-cycles>
    <meta:generator>LibreOffice/7.2.1.2$MacOSX_X86_64 LibreOffice_project/87b77fad49947c1441b67c559c339af8f3517e22</meta:generator>
    <meta:document-statistic meta:table-count="1" meta:cell-count="363" meta:object-count="1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608cm" svg:height="8.994cm" xlink:href=".." xlink:type="simple" chart:class="chart:bar" chart:style-name="ch1">
        <chart:plot-area chart:style-name="ch2" table:cell-range-address="Sheet1.C26:Sheet1.E26" svg:x="0.112cm" svg:y="0.179cm" svg:width="5.384cm" svg:height="8.636cm">
          <chart:coordinate-region svg:x="0.748cm" svg:y="0.372cm" svg:width="4.748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E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Sheet1.C26:Sheet1.E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9cm" svg:height="8.994cm" xlink:href=".." xlink:type="simple" chart:class="chart:bar" chart:style-name="ch1">
        <chart:plot-area chart:style-name="ch2" table:cell-range-address="Sheet1.AD26:Sheet1.AF26" svg:x="0.103cm" svg:y="0.179cm" svg:width="4.983cm" svg:height="8.636cm">
          <chart:coordinate-region svg:x="0.739cm" svg:y="0.372cm" svg:width="4.347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D26:Sheet1.AF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D26:Sheet1.AF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81cm" svg:height="9cm" xlink:href=".." xlink:type="simple" chart:class="chart:bar" chart:style-name="ch1">
        <chart:plot-area chart:style-name="ch2" table:cell-range-address="Sheet1.AG26:Sheet1.AI26" svg:x="0.107cm" svg:y="0.18cm" svg:width="5.167cm" svg:height="8.64cm">
          <chart:coordinate-region svg:x="0.743cm" svg:y="0.373cm" svg:width="4.53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G26:Sheet1.AI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G26:Sheet1.AI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04cm" svg:height="9cm" xlink:href=".." xlink:type="simple" chart:class="chart:bar" chart:style-name="ch1">
        <chart:plot-area chart:style-name="ch2" table:cell-range-address="Sheet1.AJ26:Sheet1.AL26" svg:x="0.106cm" svg:y="0.18cm" svg:width="5.092cm" svg:height="8.64cm">
          <chart:coordinate-region svg:x="0.742cm" svg:y="0.373cm" svg:width="4.456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J26:Sheet1.AL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J26:Sheet1.AL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32cm" svg:height="9cm" xlink:href=".." xlink:type="simple" chart:class="chart:bar" chart:style-name="ch1">
        <chart:plot-area chart:style-name="ch2" table:cell-range-address="Sheet1.AM26:Sheet1.AO26" svg:x="0.104cm" svg:y="0.18cm" svg:width="5.024cm" svg:height="8.64cm">
          <chart:coordinate-region svg:x="0.74cm" svg:y="0.373cm" svg:width="4.388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M26:Sheet1.AO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M26:Sheet1.AO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97cm" svg:height="9.032cm" xlink:href=".." xlink:type="simple" chart:class="chart:bar" chart:style-name="ch1">
        <chart:plot-area chart:style-name="ch2" table:cell-range-address="Sheet1.F26:Sheet1.H26" svg:x="-0.006cm" svg:y="0.255cm" svg:width="5.13cm" svg:height="8.668cm">
          <chart:coordinate-region svg:x="0.63cm" svg:y="0.448cm" svg:width="4.494cm" svg:height="7.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6:Sheet1.H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Sheet1.F26:Sheet1.H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24cm" svg:height="8.994cm" xlink:href=".." xlink:type="simple" chart:class="chart:bar" chart:style-name="ch1">
        <chart:plot-area chart:style-name="ch2" table:cell-range-address="Sheet1.I26:Sheet1.K26" svg:x="0.106cm" svg:y="0.179cm" svg:width="5.112cm" svg:height="8.636cm">
          <chart:coordinate-region svg:x="0.742cm" svg:y="0.372cm" svg:width="4.476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I26:Sheet1.K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Sheet1.I26:Sheet1.K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9cm" svg:height="9.031cm" xlink:href=".." xlink:type="simple" chart:class="chart:bar" chart:style-name="ch1">
        <chart:plot-area chart:style-name="ch2" table:cell-range-address="Sheet1.L26:Sheet1.N26" svg:x="0.107cm" svg:y="0.18cm" svg:width="5.155cm" svg:height="8.671cm">
          <chart:coordinate-region svg:x="0.743cm" svg:y="0.373cm" svg:width="4.519cm" svg:height="7.84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L26:Sheet1.N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L26:Sheet1.N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994cm" xlink:href=".." xlink:type="simple" chart:class="chart:bar" chart:style-name="ch1">
        <chart:plot-area chart:style-name="ch2" table:cell-range-address="Sheet1.O26:Sheet1.Q26" svg:x="0.103cm" svg:y="0.179cm" svg:width="4.947cm" svg:height="8.636cm">
          <chart:coordinate-region svg:x="0.739cm" svg:y="0.372cm" svg:width="4.311cm" svg:height="7.80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O26:Sheet1.Q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heet1.O26:Sheet1.Q2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82cm" svg:height="8.844cm" xlink:href=".." xlink:type="simple" chart:class="chart:bar" chart:style-name="ch1">
        <chart:plot-area chart:style-name="ch2" table:cell-range-address="Sheet1.R26:Sheet1.T26" svg:x="0.103cm" svg:y="0.176cm" svg:width="4.976cm" svg:height="8.492cm">
          <chart:coordinate-region svg:x="0.739cm" svg:y="0.369cm" svg:width="4.34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R26:Sheet1.T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1.R26:Sheet1.T2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53cm" svg:height="8.843cm" xlink:href=".." xlink:type="simple" chart:class="chart:bar" chart:style-name="ch1">
        <chart:plot-area chart:style-name="ch2" table:cell-range-address="Sheet1.U26:Sheet1.W26" svg:x="0.103cm" svg:y="0.176cm" svg:width="4.947cm" svg:height="8.491cm">
          <chart:coordinate-region svg:x="0.739cm" svg:y="0.369cm" svg:width="4.311cm" svg:height="7.66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6:Sheet1.W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U26:Sheet1.W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24cm" svg:height="8.844cm" xlink:href=".." xlink:type="simple" chart:class="chart:bar" chart:style-name="ch1">
        <chart:plot-area chart:style-name="ch2" table:cell-range-address="Sheet1.X26:Sheet1.Z26" svg:x="0.104cm" svg:y="0.176cm" svg:width="5.016cm" svg:height="8.492cm">
          <chart:coordinate-region svg:x="0.74cm" svg:y="0.369cm" svg:width="4.38cm" svg:height="7.6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X26:Sheet1.Z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X26:Sheet1.Z2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87cm" svg:height="9cm" xlink:href=".." xlink:type="simple" chart:class="chart:bar" chart:style-name="ch1">
        <chart:plot-area chart:style-name="ch2" table:cell-range-address="Sheet1.AA26:Sheet1.AC26" svg:x="0.105cm" svg:y="0.18cm" svg:width="5.077cm" svg:height="8.64cm">
          <chart:coordinate-region svg:x="0.741cm" svg:y="0.373cm" svg:width="4.441cm" svg:height="7.81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A26:Sheet1.AC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A26:Sheet1.AC2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